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iberation Sans" svg:font-family="'Liberation Sans', Arial" style:font-family-generic="swiss"/>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3">
      <style:text-properties style:font-name="Times New Roman1" style:font-name-asian="Times New Roman1" style:font-name-complex="Times New Roman1"/>
    </style:style>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T1" style:family="text">
      <style:text-properties style:font-name="Times New Roman1" style:font-name-asian="Times New Roman1"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start text:name="__DdeLink__9540_1796056830"/>Stoker (1992)</text:p>
      <text:list xml:id="list3707265505963738154" text:style-name="L1">
        <text:list-item>
          <text:p text:style-name="P1">Little and weak evidence for homo economicus ('rational man who pursues his selfish interests) – this approach has failed</text:p>
        </text:list-item>
        <text:list-item>
          <text:p text:style-name="P1">First other approach: </text:p>
          <text:list>
            <text:list-item>
              <text:p text:style-name="P1">People want to maximize their utility, with utility being everything (material and immaterial, selfish and altruistic)</text:p>
            </text:list-item>
            <text:list-item>
              <text:p text:style-name="P1">Wide definition of self-interest</text:p>
            </text:list-item>
          </text:list>
        </text:list-item>
        <text:list-item>
          <text:p text:style-name="P1">Second other approach: <text:s/></text:p>
          <text:list>
            <text:list-item>
              <text:p text:style-name="P1">Contrast between selfish and non-selfish preferences, significance of non-selfish motives</text:p>
            </text:list-item>
            <text:list-item>
              <text:p text:style-name="P1">Narrow definition of self-interest</text:p>
            </text:list-item>
          </text:list>
        </text:list-item>
        <text:list-item>
          <text:p text:style-name="P1">Both approaches incorporate non-self-regarding motivations (other than homo economicus), with differing definitions of self-interest</text:p>
          <text:list>
            <text:list-item>
              <text:p text:style-name="P1"><text:bookmark-start text:name="__DdeLink__18469_1449848140"/>The first casts a wide net and says that people seek whatever they find to be in their interest. People are egoists, but not egotistical. They pursue their interests but those interests may include non-selfish ones. Stoker says this fails because it fails to include “judgments of value that are articulated as public and not personal claims”</text:p>
            </text:list-item>
            <text:list-item>
              <text:p text:style-name="P1">The second equals self-interest with self-regarding and juxtaposes self-regarding interests with non-egoist ones. Non-egoist interests are here conceptually different from self-regarding ones. Stoker says this fails because it imposes a dichotomy that is either false or incomplete</text:p>
            </text:list-item>
          </text:list>
        </text:list-item>
        <text:list-item>
          <text:p text:style-name="P1">Stoker offers alternative account based on a conception of political that invokes ethics<text:bookmark-end text:name="__DdeLink__18469_1449848140"/></text:p>
          <text:list>
            <text:list-item>
              <text:p text:style-name="P1">People don't just want to satisfy their preferences (self-regarding or not self-regarding), but neither do they set aside their self-regarding preferences in favor of some non-self-regarding ones</text:p>
            </text:list-item>
            <text:list-item>
              <text:p text:style-name="P1">Instead, people attempt to resolve the 'central problem of ethics': “how the lives, interests, and welfare of others make claims on us, and how these claims, of various forms, are to be reconciled with the aim of living our own lives”. That's what Stoker sketches out as the perspective on citizenship</text:p>
            </text:list-item>
            <text:list-item>
              <text:p text:style-name="P1">We limit ourselves and all explanatory attempts needlessly by either calling everything self-interest or by juxtaposing a self-interest/altruism divide</text:p>
            </text:list-item>
            <text:list-item>
              <text:p text:style-name="P1">Instead, bring conceptions of interest and ethics together</text:p>
            </text:list-item>
          </text:list>
        </text:list-item>
        <text:list-item>
          <text:p text:style-name="P1">Ethical judgements fundamentally rest on interpersonal justification, not just self-guided and -supporting explanations</text:p>
        </text:list-item>
        <text:list-item>
          <text:p text:style-name="P1">Central to ethics: The problem of an incompatibility between self-interested and moral dictates</text:p>
        </text:list-item>
        <text:list-item>
          <text:p text:style-name="P1">She argues: There is no simple division between moral and self-interested claims</text:p>
        </text:list-item>
        <text:list-item>
          <text:p text:style-name="P1">“It is because we are different and yet interdependent that we call upon moral argument to justify political outcomes, seeking solutions upon which all can agree” (p. 376)</text:p>
        </text:list-item>
        <text:list-item>
          <text:p text:style-name="P1">Citizens as ethical actors</text:p>
        </text:list-item>
        <text:list-item>
          <text:p text:style-name="P1">“In practice, invoking ethics in politics means expanding our understanding of the criteria by which the citizen may judge political options, recognizing that together with any consequences for one's 'self-interest' are features that one's ethics might commend or condemn. We might, for example, bring survey or intensive interviewing techniques to bear on these questions by asking people to judge persons or policies both on relevant moral grounds and in terms of the consequences for their lives” (p. 377)</text:p>
        </text:list-item>
        <text:list-item>
          <text:p text:style-name="P1">Then we can see whether people vary in their view of whether a policy advances their interests, whether they differ in seeing a policy as meeting some criteria for justification, and whether people differ in the weight they give to different moral criteria when forming policy opinions</text:p>
        </text:list-item>
        <text:list-item>
          <text:p text:style-name="P1">Political expression is a lot about what's good or right, so we have to incorporate this in pol behavior research. We shouldn't avoid but instead include normative aspects</text:p>
        </text:list-item>
        <text:list-item>
          <text:p text:style-name="P1">We need to “develop an account of self-interest that is faithful to the concerns of real people and also a sophisticated account of the conceptions of good and right to which our politics gives voice. These developments are necessary if we want to expand our understanding of how interests and ethics function in a politics that requires public justification” (p. 377)</text:p>
        </text:list-item>
      </text:list>
      <text:p text:style-name="Standard"><text:bookmark-end text:name="__DdeLink__9540_1796056830"/></text:p>
      <text:p text:style-name="Standard"/>
      <text:p text:style-name="Standard">Kinder (1998)</text:p>
      <text:list xml:id="list3927747709125609249" text:style-name="L2">
        <text:list-item>
          <text:p text:style-name="P2">(I'm interested on explanations of what morality is, specifically the 'primary ingredients of public opinion)</text:p>
        </text:list-item>
        <text:list-item>
          <text:p text:style-name="P2">Three ingredients of public opinion:</text:p>
          <text:list>
            <text:list-item>
              <text:p text:style-name="P2"><text:bookmark-start text:name="__DdeLink__18463_1449848140"/>The material interests that citizens see at stake in issues<text:bookmark-end text:name="__DdeLink__18463_1449848140"/></text:p>
              <text:list>
                <text:list-item>
                  <text:p text:style-name="P2">The claim that self-interest is the central aim of American public opinion is wrong (mentions lots of studies, bottom of p. 801)</text:p>
                </text:list-item>
                <text:list-item>
                  <text:p text:style-name="P2">However, self-interest consistently predicts the importance people attach to social and political issues</text:p>
                </text:list-item>
              </text:list>
            </text:list-item>
            <text:list-item>
              <text:p text:style-name="P2"><text:bookmark-start text:name="__DdeLink__18465_1449848140"/>The sympathies and resentments that citizens feel toward those social groups implicated in public disputes<text:bookmark-end text:name="__DdeLink__18465_1449848140"/></text:p>
              <text:list>
                <text:list-item>
                  <text:p text:style-name="P2">“Interests, it is now clear, do have a part to play in public opinions – that is, interests that are collective rather than personal, group-centered rather than self-centered. In matters of public opinion, citizens seems to be asking themselves not 'What's in it for me?' but rather 'What's in it for my group”' (p. 808)</text:p>
                </text:list-item>
              </text:list>
            </text:list-item>
            <text:list-item>
              <text:p text:style-name="P2"><text:bookmark-start text:name="__DdeLink__18467_1449848140"/>Commitment to the political principles that various proposals or candidacies seem to honor or repudiate<text:bookmark-end text:name="__DdeLink__18467_1449848140"/></text:p>
              <text:list>
                <text:list-item>
                  <text:p text:style-name="P2">“Principles transcend particular objects and specific situations; they are relatively abstract and durable claims about virtue and the good society” (p. 808)</text:p>
                </text:list-item>
                <text:list-item>
                  <text:p text:style-name="P2">“Principles “lead us to take particular positions on social issues”, “predispose us to favor one particular political or religious ideology over another”, allow us to “evaluate and judge, to heap praise and fix blame on ourselves and others” (Rokeach 1973, p. 13)</text:p>
                </text:list-item>
                <text:list-item>
                  <text:p text:style-name="P2">Principles are normative assessments</text:p>
                </text:list-item>
                <text:list-item>
                  <text:p text:style-name="P2">Three principles in particular in the US: Individualism, equality, limited government</text:p>
                </text:list-item>
                <text:list-item>
                  <text:p text:style-name="P2">Stoker (1992): “When citizens assess public policies, events, and leaders or consider their own political choices, they are not merely trying to figure out what or who they like or what it is they want. They are also trying to figure out what or who is good and what is right” (p. 370)</text:p>
                </text:list-item>
              </text:list>
            </text:list-item>
          </text:list>
        </text:list-item>
        <text:list-item>
          <text:p text:style-name="P2">Zaller 1992, p. 6: Opinions are “a marriage of information and predisposition: information to form a mental picture of the given issue, and predisposition to motivate some conclusions about it”</text:p>
        </text:list-item>
      </text:list>
      <text:p text:style-name="Standard"/>
      <text:p text:style-name="Standard"/>
      <text:p text:style-name="Standard">Liz diss</text:p>
      <text:list xml:id="list5766865591355952508" text:style-name="L3">
        <text:list-item>
          <text:p text:style-name="P3">Values are very powerful (cites lots of people, p. 1-2, 6-7)</text:p>
        </text:list-item>
        <text:list-item>
          <text:p text:style-name="P3">But we still don't know how values are shaped or why people lean on them so heavily</text:p>
        </text:list-item>
        <text:list-item>
          <text:p text:style-name="P3">Liz develops her own theory of group influence over values, Social-Emotional Influence Theory:</text:p>
          <text:list>
            <text:list-item>
              <text:p text:style-name="P3">Social identity and emotion together imbue citizens with a sense of commitment to the values that dominate within their social groups</text:p>
            </text:list-item>
          </text:list>
        </text:list-item>
        <text:list-item>
          <text:p text:style-name="P3">Values:</text:p>
          <text:list>
            <text:list-item>
              <text:p text:style-name="P3">Feldman 2003, Kinder and Sanders 1996, Rokeach 1973, Stoker 2001</text:p>
            </text:list-item>
            <text:list-item>
              <text:p text:style-name="P3">Normative, describe the world as it should or ought to be</text:p>
            </text:list-item>
            <text:list-item>
              <text:p text:style-name="P3">Embody what we believe to be good and right</text:p>
            </text:list-item>
            <text:list-item>
              <text:p text:style-name="P4">≠ facts (facts = observable truths about the world)</text:p>
            </text:list-item>
            <text:list-item>
              <text:p text:style-name="P4">Abstract, general (e.g. equal rights)</text:p>
            </text:list-item>
            <text:list-item>
              <text:p text:style-name="P4">Not specific, i.e. “the US should have single-payer health care for all citizens” is an attitude, too specific to be a value</text:p>
            </text:list-item>
            <text:list-item>
              <text:p text:style-name="P3"><text:span text:style-name="T1">Idealized standards used to evaluate the goodness of people, objects, and situations </text:span><text:bookmark-start text:name="__DdeLink__440_965941953"/><text:span text:style-name="T1">(Rokeach 1973, Schwartz 1992)</text:span><text:bookmark-end text:name="__DdeLink__440_965941953"/></text:p>
            </text:list-item>
            <text:list-item>
              <text:p text:style-name="P4">People feel emotionally committed to their values (Tetlock, Peterson and Lerner 1996)</text:p>
            </text:list-item>
            <text:list-item>
              <text:p text:style-name="P4">Value violations by others often makes us angry (Elster 2007, Herzog 1998)</text:p>
            </text:list-item>
            <text:list-item>
              <text:p text:style-name="P4">Idealized goals to which we strive in daily lives (Rokeach 1973, Schwartz 1992)</text:p>
            </text:list-item>
            <text:list-item>
              <text:p text:style-name="P4">Once formed, they are relatively stable</text:p>
            </text:list-item>
            <text:list-item>
              <text:p text:style-name="P4">Religions and non-religions</text:p>
            </text:list-item>
            <text:list-item>
              <text:p text:style-name="P4">Closely linked to the concept of social norms:</text:p>
              <text:list>
                <text:list-item>
                  <text:p text:style-name="P4">Values = normative beliefs about what should be</text:p>
                </text:list-item>
                <text:list-item>
                  <text:p text:style-name="P4">Norms = widespread behaviors that are supported by beliefs about what should be</text:p>
                </text:list-item>
                <text:list-item>
                  <text:p text:style-name="P4">i.e. values are 'causally prior' to norms</text:p>
                </text:list-item>
              </text:list>
            </text:list-item>
            <text:list-item>
              <text:p text:style-name="P4">Americans don't all share the same values (Hochschild 1981, Jacoby 2006)</text:p>
            </text:list-item>
            <text:list-item>
              <text:p text:style-name="P4">Values rest outside of rat choice paradigm</text:p>
            </text:list-item>
          </text:list>
        </text:list-item>
        <text:list-item>
          <text:p text:style-name="P4">Social processes within identity groups play a role in creating value differences among people</text:p>
        </text:list-item>
        <text:list-item>
          <text:p text:style-name="P4">The diss is all about intra-group dynamics</text:p>
        </text:list-item>
        <text:list-item>
          <text:p text:style-name="P4">“Citizens' identifications with a variety of groups opens them up to value socialization by those groups. … Social groups in the U.S. develop distinct levels of commitment to politically relevant values. Controlling for income, education, and overlapping group memberships, value commitment varied according to citizens' generation, race or ethnicity, religion, social class, and, to a lesser extent, gender” (p. 163)</text:p>
        </text:list-item>
        <text:list-item>
          <text:p text:style-name="P4">“Pride, embarrassment, and shame help to explain why it is that social groups are able to successfully socialize their members. … These self-conscious emotions mediate identity group influence over individuals' values and other attitudes. People feel pride when they are approved of by their peers, and embarrassment or shame when they are derogated by peers. Together, these emotions motivate value conformity” (p. 165)</text:p>
        </text:list-item>
      </text:list>
      <text:p text:style-name="Standard"/>
      <text:p text:style-name="Standard"/>
      <text:p text:style-name="Standard">Bauman, Skitka 2009</text:p>
      <text:list xml:id="list7958264859910926428" text:style-name="L4">
        <text:list-item>
          <text:p text:style-name="P5">Moral conviction vs. moral judgment</text:p>
        </text:list-item>
        <text:list-item>
          <text:p text:style-name="P5">Moral conviction is when people decide, subjectively, whether an issue or situation is moral to them</text:p>
        </text:list-item>
        <text:list-item>
          <text:p text:style-name="P5">Moral judgment is when the researcher decides, along a set criteria, whether an issue or situation is moral</text:p>
        </text:list-item>
      </text:list>
      <text:list xml:id="list3696751033117265621" text:style-name="L5">
        <text:list-item>
          <text:p text:style-name="P6">“Morals, in contrast, consist of standards that people believe everyone ought to both endorse and obey. Morals represent basic rules of interpersonal conduct, or beliefs that there are some things that people just should not do to each other. For example, people should not physically harm another individual without extreme provocation” (p. 341)</text:p>
        </text:list-item>
        <text:list-item>
          <text:p text:style-name="P6">“Irrespective of what factors elicit moral conviction, however, people perceive their morals to apply more universally than conventions or preferences, and they are likely to be intolerant of those who do not share their moral convictions (Bauman, 2006; Skitka et al., 2005; see also Gwirth, 1978; Hare, 1981; Kant, 1959/1785)” (p. 342)</text:p>
        </text:list-item>
        <text:list-item>
          <text:p text:style-name="P6">“Moreover, the moral conviction approach proposes that emotions play a prominent role in how people conceptualize and react to moral stimuli. Morals are inherently linked to strong emotions that both guide cognitive processing and prompt action (Haidt, 2001, 2003; Kohlberg, 1984; Nucci, 2001; Shweder, 2002)” (p. 342)</text:p>
        </text:list-item>
      </text:list>
      <text:p text:style-name="Standard"/>
      <text:p text:style-name="Standard"/>
      <text:p text:style-name="Standard">Tim Ryan diss</text:p>
      <text:list xml:id="list7436009610378203212" text:style-name="L6">
        <text:list-item>
          <text:p text:style-name="P7">Moral conviction</text:p>
        </text:list-item>
        <text:list-item>
          <text:p text:style-name="P7">Questions whether there are moral and non-moral (particularly economic) issues</text:p>
        </text:list-item>
        <text:list-item>
          <text:p text:style-name="P7">Cites Skitka's (2010) list of characteristics of morally convicted attitudes</text:p>
          <text:list>
            <text:list-item>
              <text:p text:style-name="P7">Juxtaposes, as an example, conventions (“Don't wear pajamas to school”) with moral mandates (“Don't hit your classmate”)</text:p>
            </text:list-item>
          </text:list>
        </text:list-item>
        <text:list-item>
          <text:p text:style-name="P7">“The potential political significance of moral conviction comes from its ability to evoke “other-condemning” emotions and action tendencies that can drive citizens apart (Haidt 2003b, especially 855-859; see also DeScioli and Kurzban 2009)” (p. 11)</text:p>
        </text:list-item>
        <text:list-item>
          <text:p text:style-name="P7">Chooses moral and non-moral issues (collective bargaining rights, Social Security reform, same-sex marriage, stem cell research, and the deployment of American troops in Afghanistan)</text:p>
        </text:list-item>
        <text:list-item>
          <text:p text:style-name="P7">Moral responses occur more in some issues than others, but some people moralize issues that others don't, and vice versa (e.g. collective bargaining laws)</text:p>
        </text:list-item>
        <text:list-item>
          <text:p text:style-name="P7">Strong partisans are more likely to moralize politics</text:p>
        </text:list-item>
        <text:list-item>
          <text:p text:style-name="P7">Moralized attitudes evoke moral emotions, such as guilt, disgust, and contempt (Haidt 2003b; Tangney, Stuewig and Mashek 2007)</text:p>
        </text:list-item>
        <text:list-item>
          <text:p text:style-name="P7">Moralized attitudes can't be processed through a cost/benefit framework (Baron and Spranca 1997; Bennis, Medin and Bartels 2010; Fiske and Tetlock 1997; Tetlock 2000; Tetlock et al. 2000) – the example given is one where you need to decide whether to save one life to save several. If you can do that by flicking a switch, people overwhelmingly kill the one person. If they need to physically push the person off a bridge, though, they don't do it</text:p>
        </text:list-item>
        <text:list-item>
          <text:p text:style-name="P7">“These empirical demonstrations coincide with more commonplace observations. Barring pathological thinking, consider what benefits a genuine patriot would accept to defile his country’s flag? A scientist to forge data? A law-abiding citizen to lie in court or accept an expensive gift she knew to be stolen? A religious person to vandalize her place of worship? A parent to harm his children? The obstacle to these tradeoffs is not that they are costly; it is that they preclude considering cost. To seriously contemplate them is, in Tetlock’s (2003, 320) words, to “think the unthinkable.”” (p. 33)</text:p>
        </text:list-item>
        <text:list-item>
          <text:p text:style-name="P7">Haidt (2003a) suggests that people can develop moral attitudes through reasoning, but that it will be rare. It's most likely that moralization doesn't arise from any deductive belief system</text:p>
        </text:list-item>
      </text:list>
      <text:p text:style-name="Standard"/>
      <text:p text:style-name="Standard"/>
      <text:p text:style-name="Standard"><text:bookmark-start text:name="__DdeLink__26554_1479367727"/>Dal Bo and Dal Bo (2014)<text:bookmark-end text:name="__DdeLink__26554_1479367727"/> </text:p>
      <text:list xml:id="list6424410066508242870" text:style-name="L7">
        <text:list-item>
          <text:p text:style-name="P8">They have participants play cooperation games after showing them messages</text:p>
        </text:list-item>
        <text:list-item>
          <text:p text:style-name="P8">The messages are:</text:p>
          <text:list>
            <text:list-item>
              <text:p text:style-name="P8">Blank</text:p>
            </text:list-item>
            <text:list-item>
              <text:p text:style-name="P8">Self-regarding</text:p>
              <text:list>
                <text:list-item>
                  <text:p text:style-name="P8">“Please read this message carefully: the assumption of game theory is that rational and self-regarding individuals will maximize their own payoffs. If you were to act accordingly, you would allocate 0 to the joint account.”</text:p>
                </text:list-item>
              </text:list>
            </text:list-item>
            <text:list-item>
              <text:p text:style-name="P8">Golden Rule</text:p>
              <text:list>
                <text:list-item>
                  <text:p text:style-name="P8">“Please read this message carefully: <text:bookmark-start text:name="__DdeLink__26552_1479367727"/>an action of yours is moral if it treats others the way you would like others to treat you<text:bookmark-end text:name="__DdeLink__26552_1479367727"/>. If you were to act accordingly, you would allocate 10 to the joint account.”</text:p>
                </text:list-item>
              </text:list>
            </text:list-item>
            <text:list-item>
              <text:p text:style-name="P8">Utilitarian</text:p>
              <text:list>
                <text:list-item>
                  <text:p text:style-name="P8">“Please read this message carefully: an action of yours is moral if it maximizes the sum of everyone's payoffs. If you were to act accordingly, you would allocate 10 to the joint account.”</text:p>
                </text:list-item>
              </text:list>
            </text:list-item>
          </text:list>
        </text:list-item>
      </text:list>
      <text:p text:style-name="Standard"/>
      <text:p text:style-name="Standard"/>
      <text:p text:style-name="Standard">Ben-Nun Blook 2013</text:p>
      <text:list xml:id="list981904893967817314" text:style-name="L8">
        <text:list-item>
          <text:p text:style-name="P9">Two schools of thought on the definition of moral judgment:</text:p>
          <text:list>
            <text:list-item>
              <text:p text:style-name="P9">Rationalist (focuses on the role of cognition in moral judgment – cites people I've never heard of)</text:p>
            </text:list-item>
            <text:list-item>
              <text:p text:style-name="P9">Sentimentalist (emphasizes emotions – cites Haidt)</text:p>
              <text:list>
                <text:list-item>
                  <text:p text:style-name="P9">Moral judgment is based on emotions</text:p>
                </text:list-item>
                <text:list-item>
                  <text:p text:style-name="P9">Emotions, specifically disgust, play a causal role in moral judgment</text:p>
                </text:list-item>
              </text:list>
            </text:list-item>
          </text:list>
        </text:list-item>
        <text:list-item>
          <text:p text:style-name="P9">Paper is about the influence of moral conviction on attitude strength, extremity, issue voting, participation</text:p>
        </text:list-item>
        <text:list-item>
          <text:p text:style-name="P9">Phone survey experiment</text:p>
        </text:list-item>
        <text:list-item>
          <text:p text:style-name="P9">Issues: gay adoption, abortion, capital punishment</text:p>
        </text:list-item>
        <text:list-item>
          <text:p text:style-name="P9">Moral conviction measures cover both rationalist and sentimentalist measures (p. 945)</text:p>
          <text:list>
            <text:list-item>
              <text:p text:style-name="P9">Rationalist:</text:p>
              <text:list>
                <text:list-item>
                  <text:p text:style-name="P9">Universality, alterability, authority independence</text:p>
                </text:list-item>
                <text:list-item>
                  <text:p text:style-name="P9">Sample question: “Act evaluation: In general, would you say [practice] is alright, somewhat alright, somewhat not alright, or not alright? (4-point scale)”</text:p>
                </text:list-item>
              </text:list>
            </text:list-item>
            <text:list-item>
              <text:p text:style-name="P9">Sentimentalist:</text:p>
              <text:list>
                <text:list-item>
                  <text:p text:style-name="P9">Guilt, shame, disgust, anger</text:p>
                </text:list-item>
                <text:list-item>
                  <text:p text:style-name="P9">Sample question: “Self-directed: Imagine that you work in [relevant job], and as part of your job [have to engage in act/ have to refuse performing the act]. How ashamed would this make you feel? How guilty? (5-point scale from extremely to not at all)”</text:p>
                </text:list-item>
              </text:list>
            </text:list-item>
          </text:list>
        </text:list-item>
      </text:list>
      <text:p text:style-name="Standard"/>
      <text:p text:style-name="Standard"/>
      <text:p text:style-name="Standard">Clifford, Jerit (2013)</text:p>
      <text:list xml:id="list1518610928" text:continue-numbering="true" text:style-name="L8">
        <text:list-item>
          <text:p text:style-name="P9"><text:bookmark-start text:name="__DdeLink__2787_1479367727"/>Prescriptive (what we should do) and proscriptive (what we shouldn't do) morality (Carnes &amp; Janoff-Bulman 2012)<text:bookmark-end text:name="__DdeLink__2787_1479367727"/></text:p>
        </text:list-item>
        <text:list-item>
          <text:p text:style-name="P9">MFT best predicts 'culture war' topics, not party ID</text:p>
        </text:list-item>
        <text:list-item>
          <text:p text:style-name="P9">Previous studies have found some evidence for the persuasiveness of moral appeals in explanatory rhetoric or accounts (e.g., McGraw 1998; McGraw, Schwartz, and Tetlock 2013)</text:p>
        </text:list-item>
        <text:list-item>
          <text:p text:style-name="P9">Paper is about the use of MFT in newspaper articles ('political elites) on stem cell research 1999-2010</text:p>
        </text:list-item>
        <text:list-item>
          <text:p text:style-name="P9">Paper also assesses how elite MFT use affects people's opinion on stem cell research</text:p>
          <text:list>
            <text:list-item>
              <text:p text:style-name="P9">A question from a Pew Research survey on stem cell research asked 2002-2009: “All in all, which is more important: conducting stem cell research that might result in new medical cures or not destroying the potential life of human embryos involved in this research?”</text:p>
            </text:list-item>
            <text:list-item>
              <text:p text:style-name="P9">Number of proponent moral words and opponent moral words in the seven days before each survey is calculated</text:p>
            </text:list-item>
            <text:list-item>
              <text:p text:style-name="P9">Results show that a rise in total proponent moral words increases likelihood of respondents being pro stem cell research (it goes down with a rise in total opponent moral words)</text:p>
            </text:list-item>
          </text:list>
        </text:list-item>
        <text:list-item>
          <text:p text:style-name="P9">Authors deem stem cell research a moral issue</text:p>
        </text:list-item>
        <text:list-item>
          <text:p text:style-name="P9">“People report being less able to imagine changing their minds on moral issues (Mooney and Schuldt 2008), and they often experience ‘‘moral outrage’’ at the suggestion that nonmoral considerations be weighed alongside moral ones (Tetlock et al. 2000). As a result, Haidt and others conclude that moral attitudes cannot be changed through logical argumentation, but only through the triggering of ‘‘new affectively-valenced intuitions in the listener’’ (2001, 819). (…) Nonmoral arguments will be ineffective and may even backfire” (p. 661)</text:p>
        </text:list-item>
      </text:list>
      <text:p text:style-name="Standard"><text:s/></text:p>
      <text:p text:style-name="Standard"/>
      <text:p text:style-name="Standard">Janoff-Bulman, Sheikh, Hepp (2009)</text:p>
      <text:list xml:id="list2924200592714407595" text:style-name="L9">
        <text:list-item>
          <text:p text:style-name="P10">Two forms of morality, based on approach-avoidance differences in self-regulation:</text:p>
          <text:list>
            <text:list-item>
              <text:p text:style-name="P10">Prescriptive morality (sensitive to positive outcomes, activation-based, focused on what we should do)</text:p>
            </text:list-item>
            <text:list-item>
              <text:p text:style-name="P10">Proscriptive morality (sensitive to negative outcomes, inhibition-based, focused on what we should not do)</text:p>
            </text:list-item>
          </text:list>
        </text:list-item>
        <text:list-item>
          <text:p text:style-name="P10">Haidt’s (Haidt &amp; Graham, 2007; Haidt &amp; Joseph, 2004) five foundational categories of morality – harm, fairness, loyalty, authority, and purity – have been groundbreaking in broadening our understanding of the moral domain</text:p>
        </text:list-item>
        <text:list-item>
          <text:p text:style-name="P10">Conservatives seem to focus on the restraint of undesired behaviors in the interest of social order</text:p>
        </text:list-item>
        <text:list-item>
          <text:p text:style-name="P10">Liberals seem to focus on the activation of desired behaviors in the interest of social justice</text:p>
        </text:list-item>
        <text:list-item>
          <text:p text:style-name="P10">This suggests differential emphases on proscriptive and prescriptive morality, respectively</text:p>
          <text:p text:style-name="P10"/>
        </text:list-item>
      </text:list>
      <text:p text:style-name="Standard"/>
      <text:p text:style-name="Standard">Janoff-Bulman (2009 – Provide or Protect)</text:p>
      <text:list xml:id="list8471369986759708582" text:style-name="L10">
        <text:list-item>
          <text:p text:style-name="P11"><text:bookmark-start text:name="__DdeLink__2793_1479367727"/>Conservatives are oriented toward protecting</text:p>
        </text:list-item>
        <text:list-item>
          <text:p text:style-name="P11">Liberals are oriented toward providing</text:p>
        </text:list-item>
        <text:list-item>
          <text:p text:style-name="P11">Liberals provide, Conservatives protect. Both seek 'good' outcomes for society, but with different orientations</text:p>
        </text:list-item>
        <text:list-item>
          <text:p text:style-name="P11">Political conservatism is based in avoidance motivation</text:p>
        </text:list-item>
        <text:list-item>
          <text:p text:style-name="P11">Political liberalism is based in approach motivation</text:p>
        </text:list-item>
        <text:list-item>
          <text:p text:style-name="P11">Conservatism:</text:p>
          <text:list>
            <text:list-item>
              <text:p text:style-name="P11">Negative outcomes</text:p>
            </text:list-item>
            <text:list-item>
              <text:p text:style-name="P11">Relies on inhibition/restraint as primary means of social regulation</text:p>
            </text:list-item>
            <text:list-item>
              <text:p text:style-name="P11">Seeks to prevent losses</text:p>
            </text:list-item>
            <text:list-item>
              <text:p text:style-name="P11">Emphasizes society's protection and security</text:p>
            </text:list-item>
            <text:list-item>
              <text:p text:style-name="P11">Protects group members from threats and dangers</text:p>
            </text:list-item>
          </text:list>
        </text:list-item>
        <text:list-item>
          <text:p text:style-name="P11">Liberalism:</text:p>
          <text:list>
            <text:list-item>
              <text:p text:style-name="P11">Positive outcomes</text:p>
            </text:list-item>
            <text:list-item>
              <text:p text:style-name="P11">Uses activation as primary means of social regulation</text:p>
            </text:list-item>
            <text:list-item>
              <text:p text:style-name="P11">Seeks to advance gains</text:p>
            </text:list-item>
            <text:list-item>
              <text:p text:style-name="P11">Emphasizes providing for welfare of others</text:p>
            </text:list-item>
            <text:list-item>
              <text:p text:style-name="P11">Promotes social welfare of group members</text:p>
            </text:list-item>
          </text:list>
        </text:list-item>
        <text:list-item>
          <text:p text:style-name="P11">“Inhibition, which is naturally associated with avoidance, is reflected in conservatives' general resistance to change and emphasis on social order. Activation, which is naturally associated with approach, is reflected in liberals' general embrace of change and emphasis on social justice” (p. 121)</text:p>
        </text:list-item>
        <text:list-item>
          <text:p text:style-name="P11">This doesn't mean that Liberals are not concerned with danger/security, or that Conservatives don't care about hardships/needs: “Rather, attunement to danger and threats is essentially the default mode for conservatives and not liberals; liberals will respond to specific instances of apparent danger as they arise, but an avoidance-based concern with protection and security does not pervade their worldview. Likewise conservatives will respond to salient instances of need, but concern for others' social welfare does not define their worldview” (p. 121)</text:p>
        </text:list-item>
      </text:list>
      <text:p text:style-name="Standard"><text:bookmark-end text:name="__DdeLink__2793_1479367727"/></text:p>
      <text:p text:style-name="Standard"/>
      <text:p text:style-name="Standard"><text:bookmark-start text:name="__DdeLink__2791_1479367727"/>Janoff-Bulman, Carnes (2013)<text:bookmark-end text:name="__DdeLink__2791_1479367727"/></text:p>
      <text:list xml:id="list6851835887902265311" text:style-name="L11">
        <text:list-item>
          <text:p text:style-name="P12">Described as “one particularly useful theoretical framework for the study of moral framing” in another text (can't remember which one)</text:p>
        </text:list-item>
        <text:list-item>
          <text:p text:style-name="P12">Says Haidt's MFT pervades discussions of morality in academic journals and beyond</text:p>
        </text:list-item>
        <text:list-item>
          <text:p text:style-name="P12">Presents a model that challenges the conclusion of Haidt that only conservatives are group-oriented and embrace a binding morality</text:p>
        </text:list-item>
        <text:list-item>
          <text:p text:style-name="P12">“Linguistically, proscriptive morality is represented in relatively concrete terms, particularly verbs that specify particular behaviors; in contrast, prescriptive morality tends to be more abstract linguistically, in adjectives reflecting broad categories of behavior. (…) proscriptive moral regulation is condemnatory and strict, whereas prescriptive morality is commendatory and less strict. (…) Proscriptive regulation is harsher and more demanding that prescriptive regulation” (p. 220)</text:p>
        </text:list-item>
        <text:list-item>
          <text:p text:style-name="P12">2 x3 model of moral motives (MMM):</text:p>
          <text:list>
            <text:list-item>
              <text:p text:style-name="P12">The two rows are protect and provide. The protect (proscriptive) row reflects efforts to constrain the bad. The provide (prescriptive) row reflects efforts to activate the good</text:p>
            </text:list-item>
            <text:list-item>
              <text:p text:style-name="P12">Each of the three columns is a different moral concern: Self (personal), other(s) (interpersonal), group (collective)</text:p>
            </text:list-item>
            <text:list-item>
              <text:p text:style-name="P12">That makes six moral motives:</text:p>
              <text:list>
                <text:list-item>
                  <text:p text:style-name="P12">Self-restraint/moderation (self-protect)</text:p>
                  <text:list>
                    <text:list-item>
                      <text:p text:style-name="P12">Protect the self through behavioral inhibitions and resisting temptation</text:p>
                    </text:list-item>
                  </text:list>
                </text:list-item>
                <text:list-item>
                  <text:p text:style-name="P12">Industriousness (self-provide)</text:p>
                  <text:list>
                    <text:list-item>
                      <text:p text:style-name="P12">Provide for the self's advancement through hard work, conscientiousness, persistence</text:p>
                    </text:list-item>
                  </text:list>
                </text:list-item>
                <text:list-item>
                  <text:p text:style-name="P12">Not harming (other-protect)</text:p>
                  <text:list>
                    <text:list-item>
                      <text:p text:style-name="P12">Inhibit self-advantaging behaviors (i.e. don't take advantage of other people)</text:p>
                    </text:list-item>
                  </text:list>
                </text:list-item>
                <text:list-item>
                  <text:p text:style-name="P12">Helping/fairness (other-provide)</text:p>
                  <text:list>
                    <text:list-item>
                      <text:p text:style-name="P12">Personal efforts to help and care to provide for others' welfare and well-being</text:p>
                    </text:list-item>
                  </text:list>
                </text:list-item>
                <text:list-item>
                  <text:p text:style-name="P12">Social order/communal solidarity (group-protect)</text:p>
                  <text:list>
                    <text:list-item>
                      <text:p text:style-name="P12">Protect the group from dangers and threats</text:p>
                    </text:list-item>
                  </text:list>
                </text:list-item>
                <text:list-item>
                  <text:p text:style-name="P12">Social justice/communal responsibility (group-provide)</text:p>
                  <text:list>
                    <text:list-item>
                      <text:p text:style-name="P12">Provide for the welfare of the group</text:p>
                    </text:list-item>
                  </text:list>
                </text:list-item>
              </text:list>
            </text:list-item>
          </text:list>
        </text:list-item>
        <text:list-item>
          <text:p text:style-name="P12">Haidt posits five psychological foundations: Harm/care, fairness/reciprocity, in-group/loyalty, authority/respect, purity/sanctity</text:p>
          <text:list>
            <text:list-item>
              <text:p text:style-name="P12">Harm/care and fairness/reciprocity are the individualizing foundations because they concern individual-based approaches to society</text:p>
            </text:list-item>
            <text:list-item>
              <text:p text:style-name="P12">In-group/loyalty, authority/respect, purity/sanctity are the binding foundations because they concern binding people together into groups</text:p>
            </text:list-item>
            <text:list-item>
              <text:p text:style-name="P12">Individualizing foundations focus on the rights and welfare of individuals</text:p>
            </text:list-item>
            <text:list-item>
              <text:p text:style-name="P12">Binding foundations focus on the group</text:p>
            </text:list-item>
            <text:list-item>
              <text:p text:style-name="P12">Liberals are said to value the individualizing foundations (harm/care, fairness/reciprocity)</text:p>
            </text:list-item>
            <text:list-item>
              <text:p text:style-name="P12">Conservatives are said to value the binding foundations (in-group/loyalty, authority/respect, purity/sanctity)</text:p>
            </text:list-item>
            <text:list-item>
              <text:p text:style-name="P12">Liberals rely on only two moral foundations, conservatives rely on all five</text:p>
            </text:list-item>
          </text:list>
        </text:list-item>
        <text:list-item>
          <text:p text:style-name="P12">Janoff-Bulman and Carnes say that their model provides self-focused and group-focused additions, compared to Haidt</text:p>
          <text:list>
            <text:list-item>
              <text:p text:style-name="P12">Self-focused addition:</text:p>
              <text:list>
                <text:list-item>
                  <text:p text:style-name="P12">“Other people and the group are the foci of moral concern in Haidt's moral foundations theory, and thus the self-focused moral motives [from MMM] do not appear in his model” (p. 223)</text:p>
                </text:list-item>
                <text:list-item>
                  <text:p text:style-name="P12">“Self-restraint and industriousness are personal concerns that do not involve others; as such, on their face they may not appear to be moral motives. Yet their self-focus belies their fundamental importance for group living, because they serve to preserve and advance the group's goods, skills, and resources” (p. 224)</text:p>
                </text:list-item>
              </text:list>
            </text:list-item>
            <text:list-item>
              <text:p text:style-name="P12">Group-focused addition:</text:p>
              <text:list>
                <text:list-item>
                  <text:p text:style-name="P12">They add a prescriptive group-based morality (i.e. social justice/communal responsibility) which they say is missing from MFT</text:p>
                </text:list-item>
                <text:list-item>
                  <text:p text:style-name="P12">Since Haidt says liberals rely only on the individualizing foundations, this would imply that liberals are not group-oriented and do not have group-based moral concerns</text:p>
                </text:list-item>
                <text:list-item>
                  <text:p text:style-name="P12">Janoff-Bulman and Carnes argue that there is a group-focused prescriptive (provide) morality, which is based in a social justice orientation derived from a sense of shared communal responsibility</text:p>
                </text:list-item>
                <text:list-item>
                  <text:p text:style-name="P12">They say that Haidt comes to his conclusion (that liberals rely on only the individualizing foundations) because he has limited his binding foundations to those reflecting a constraint-based (proscriptive) group morality</text:p>
                </text:list-item>
                <text:list-item>
                  <text:p text:style-name="P12">They preemptively answer the critique that social justice is just another form of fairness (which is in MFT). They believe that group-based social justice is not the same as the individualizing foundation of fairness applied at the group level. They say the two are different phenomena</text:p>
                </text:list-item>
              </text:list>
            </text:list-item>
          </text:list>
        </text:list-item>
        <text:list-item>
          <text:p text:style-name="P12">In the end, they say Haidt creates a false dichotomy of individualizing liberals vs. individualizing and binding conservatives. MMM, on the other hand, they are both doing both. “Haidt and colleagues recognize a proscriptive group-based morality reflecting conservatives' communal concerns; however, once a prescriptive group-based morality is acknowledge, liberals' communal concerns become evident as well. Interestingly, it is libertarians, and not liberals, who lack a group-based morality. Libertarians are low on both Social Order and Social Justice, whereas, communitarians are high on both” (p. 228)</text:p>
        </text:list-item>
        <text:list-item>
          <text:p text:style-name="P12">“We typically think of conservatives as those who want limited government and a strong emphasis on personal liberty, and liberals as those who want a stronger government, with a more limited emphasis on personal liberty. However, these are surely false distinctions, because the domain of regulation is of paramount importance. That is, liberals and conservatives want strong government regulation (i.e., social regulation), but in different domains; and they both want personal liberty and autonomy— no regulation—but again in different domains” (p. 229)</text:p>
        </text:list-item>
        <text:list-item>
          <text:p text:style-name="P12"><text:bookmark-start text:name="__DdeLink__2789_1479367727"/>Conservatives want strong government regulation in personal behaviors and lifestyles (abortion, gay marriage), but autonomy in economics and public goods</text:p>
        </text:list-item>
        <text:list-item>
          <text:p text:style-name="P12">Liberals want strong government regulation in economics and public goods (welfare, affirmative action), but autonomy in personal behaviors and lifestyles</text:p>
        </text:list-item>
        <text:list-item>
          <text:p text:style-name="P12"><text:bookmark-end text:name="__DdeLink__2789_1479367727"/>When you're dealing with the self only, the differences between approach-avoidance don't really come into play, since you don't need to choose one approach when the self is the primary concern – helping, not harming etc. are likely desired moral behaviors for liberals and conservatives. “However, when we move to the group level, the more antagonistic nature of moral regulation appears to require that we choose one or the other type of group-based morality. And thus conservatives, more sensitive to proscriptive regulation, opt for a restrictive morality that seeks to protect group members, whereas liberals, more sensitive to prescriptive regulation, opt for an enabling morality that seeks to provide for group members” (p. 231)</text:p>
        </text:list-item>
      </text:list>
      <text:p text:style-name="Standard"/>
      <text:p text:style-name="Standard"/>
      <text:p text:style-name="Standard">Koleva et al. (2012) (Haidt is one of the co-authors)</text:p>
      <text:list xml:id="list8136113508196677107" text:style-name="L12">
        <text:list-item>
          <text:p text:style-name="P13">Investigate the psychological underpinnings of the culture war with MFT</text:p>
        </text:list-item>
        <text:list-item>
          <text:p text:style-name="P13">“Our results suggest that dispositional tendencies, particularly a person’s moral intuitions, may underlie, motivate, and unite ideological positions across a variety of issues and offer new insights into the multiple ‘‘moral threads’’ connecting disparate political positions” (p. 184)</text:p>
        </text:list-item>
        <text:list-item>
          <text:p text:style-name="P13">Participants complete MFQ</text:p>
        </text:list-item>
        <text:list-item>
          <text:p text:style-name="P13"><text:bookmark-start text:name="__DdeLink__2795_1479367727"/>Moral intuitions are powerful psychological mechanism that underlies issue positions<text:bookmark-end text:name="__DdeLink__2795_1479367727"/></text:p>
        </text:list-item>
        <text:list-item>
          <text:p text:style-name="P13">Tons of issues in two studies with differing methodological setups: Global warming, using torture, defense spending, abortion, teaching creationism, same-sex marriage, gun control, terrorism, flag burning, immigration, stem cell research, animal testing, euthanasia, cloning, death penalty, casual sex, gambling</text:p>
        </text:list-item>
        <text:list-item>
          <text:p text:style-name="P13">Endorsement of the five MFT foundations predicts individuals' attitudes on culture war issues better than party ID</text:p>
        </text:list-item>
        <text:list-item>
          <text:p text:style-name="P13">“The rich tapestry of an individual’s political attitudes cannot be fully understood simply by looking at the surface features of culture war issues, nor by relying solely on his/her political self-placement or dispositional traits related to change and inequality. Understanding the coherence in culture war positions requires teasing apart their underlying moral-psychological threads, and MFT is a promising and relatively comprehensive approach to that end” (p. 193)</text:p>
        </text:list-item>
      </text:list>
      <text:p text:style-name="Standard"/>
      <text:p text:style-name="Standard"/>
      <text:p text:style-name="Standard">Mullen, Skitka (2006)</text:p>
      <text:list xml:id="list3543667565086464142" text:style-name="L13">
        <text:list-item>
          <text:p text:style-name="P14">About moral conviction, judgments of outcome and procedural fairness</text:p>
        </text:list-item>
        <text:list-item>
          <text:p text:style-name="P14">Moral mandate effect: People's judgments of outcome and procedural fairness are driven by whether outcomes support or oppose their moral mandates (instead of whether procedures are proper or improper)</text:p>
        </text:list-item>
        <text:list-item>
          <text:p text:style-name="P14">They investigate three possible explanations for that:</text:p>
          <text:list>
            <text:list-item>
              <text:p text:style-name="P14">People seek out procedural flaws more when the outcome doesn't support their moral point of view to explain why the procedures produced the 'wrong' outcome (motivated reasoning hypothesis)</text:p>
            </text:list-item>
            <text:list-item>
              <text:p text:style-name="P14">People follow their in-group biases because they identify with one party (group differentiation hypothesis)</text:p>
            </text:list-item>
            <text:list-item>
              <text:p text:style-name="P14">People get angry (moral outrage) when the outcomes doesn't support their moral point of view, which colors perceptions of outcomes and procedures (anger hypothesis)</text:p>
            </text:list-item>
          </text:list>
        </text:list-item>
        <text:list-item>
          <text:p text:style-name="P14">People have very different interpretations of whether procedures are fair depending on whether they believe the result is morally justified (that's what's called the moral mandate effect)</text:p>
        </text:list-item>
        <text:list-item>
          <text:p text:style-name="P14">Research shows that fair process effects don't emerge when the outcomes under consideration are associated with people's strong moral convictions</text:p>
        </text:list-item>
        <text:list-item>
          <text:p text:style-name="P14">They pre-tested spurious abortion newspaper articles based on real cases with external participants and ended up with two pro-life and two pro-choice articles that were even in terms of procedural fairness</text:p>
        </text:list-item>
        <text:list-item>
          <text:p text:style-name="P14">Participants randomly got one article. Moral mandates were measured 3 to 12 weeks before by self-reporting on abortion and the Skitka moral conviction measure. The extreme ends of each scale were used to classify people as pro-choice, pro-life, with moral mandate, or without moral mandate</text:p>
        </text:list-item>
        <text:list-item>
          <text:p text:style-name="P14">They also measured procedural fairness, outcome fairness, procedural flaws, and anger with the procedures and the verdict. The latter was measured in two separate questions</text:p>
        </text:list-item>
        <text:list-item>
          <text:p text:style-name="P14">Results support the anger hypothesis. When the outcome aligns with their moral mandate, they thought the procedures were fair and reported little anger. When the outcome doesn't align with their moral mandate, judgments of whether procedures were fair were colored by anger. This was anger at the outcome that challenged the moral mandate, not anger at flawed procedures. In other words: Anger at the 'wrong' outcome accounted for the effects of moral mandates on judgments on procedural and outcome fairness</text:p>
        </text:list-item>
      </text:list>
      <text:p text:style-name="Standard"/>
      <text:p text:style-name="Standard"/>
      <text:p text:style-name="Standard">Bartels (2006)</text:p>
      <text:list xml:id="list702989059135869397" text:style-name="L14">
        <text:list-item>
          <text:p text:style-name="P15">Frank (2004) claims that the GOP has formed a new coalition by gaining support of working-class white voters on the basis of class and moral/cultural issues. He argues that values now outweigh the economy in importance for this group. They vote against their economic self-interest in order to defend traditional cultural values</text:p>
        </text:list-item>
        <text:list-item>
          <text:p text:style-name="P15">Fiorina 2010 (the culture war book) also does this in some places</text:p>
        </text:list-item>
        <text:list-item>
          <text:p text:style-name="P15">Bartels says this is not true. The move of working-class white voters is confined to the South – outside the South, support for Democratic presidential candidates has only fallen by one percentage point over the past half-century. The importance of social issues has increased, but more among better-educated white voters than the working class. In both groups, the economy is still the most important concern. Income still matters more to most Americans than moral values</text:p>
        </text:list-item>
        <text:list-item>
          <text:p text:style-name="P15">Frank defines working-class as people without college degrees. That strikes Bartels as odd. Surely it should be income, but Bartels goes along with him for the sake of the critique</text:p>
        </text:list-item>
        <text:list-item>
          <text:p text:style-name="P15">Uses ANES data</text:p>
        </text:list-item>
        <text:list-item>
          <text:p text:style-name="P15">Frank says whites without college degree have left the Democratic party. True, the vote share has fallen by 6 percent since the 1950s. However, when you look at whites with and without college degrees over the same period, the Dem vote share has converged. The difference was much larger in the 50s and 60s than it is now. Educational attainment actually matters less among whites now than back then. Moreover, when you compare poor and wealthy voters within the group of whites without college degrees, support by poor whites without college degrees for the Dems has actually increased, whereas support by affluent whites without college degrees for the Dems has decreased. Republican gains in vote share, among white non-college voters and across the electorate as a whole, have come from middle- and upper-income voters, not lower-income ones: “Since the 1970s, “the partisan significance of educational attainment has largely evaporated, while the partisan significance of income disparities has escalated considerably. [This seems] at odds with accounts like Frank's which emphasize the significance of social rather than economic dimensions of contemporary class politics” (p. 209)</text:p>
        </text:list-item>
        <text:list-item>
          <text:p text:style-name="P15">“It should be clear from these comparisons that material economic circumstances have become more important, not less important, in structuring the presidential voting behavior of Frank's white working class over the course of the past half-century” (p. 210). The Dems did lose support from working-class whites, but that constrained to the middle- and upper-income subgroups. Lower-income support has actually increased</text:p>
        </text:list-item>
        <text:list-item>
          <text:p text:style-name="P15">On the importance of social issues v. economy, Bartels finds that less affluent voters attached much less weight to social issues than to economic issues, that they attached much less weight to social issues than more affluent voters did, that the apparent weight of social issues increased substantially over the past 20 years among more affluent voters, but not among those in the bottom third of the income distribution, and that the apparent weight of economic issues among less affluent voters increased rather than decreased</text:p>
        </text:list-item>
        <text:list-item>
          <text:p text:style-name="P15">Voter positions on six ANES issues: abortion, gender roles, government aid to blacks, government spending and services, government jobs and income maintenance, defense spending</text:p>
        </text:list-item>
        <text:list-item>
          <text:p text:style-name="P15">Culture does not outweigh economics for Frank's white working-class. They do not attach more weight to cultural issues than better-educated whites</text:p>
        </text:list-item>
      </text:list>
      <text:p text:style-name="Standard"/>
      <text:p text:style-name="Standard"/>
      <text:p text:style-name="Standard">Haidt (2012)</text:p>
      <text:list xml:id="list128790777403978616" text:style-name="L15">
        <text:list-item>
          <text:p text:style-name="P16">Morality varies by culture. It is very narrow in Western cultures, meaning many things are not seen as immoral but rather to violate social norms. In sociocentric cultures, morality encompasses a lot more aspects of life</text:p>
        </text:list-item>
        <text:list-item>
          <text:p text:style-name="P16">People sometimes have gut feelings, which they sometimes can't describe, that can drive their reasoning. This 'moral reasoning' is sometimes added post-hoc, to give justification to the gut feeling</text:p>
        </text:list-item>
        <text:list-item>
          <text:p text:style-name="P16">Rider and elephant metaphor:</text:p>
          <text:list>
            <text:list-item>
              <text:p text:style-name="P16">Rider: Controlled processes – <text:s/>“reasoning-why”</text:p>
            </text:list-item>
            <text:list-item>
              <text:p text:style-name="P16">Elephant: Automatic processes – emotion, intuition, “seeing-that”</text:p>
            </text:list-item>
            <text:list-item>
              <text:p text:style-name="P16">Rider can plan the future, come up with explanations, find reasons to justify what the elephant wants to do next</text:p>
            </text:list-item>
          </text:list>
        </text:list-item>
        <text:list-item>
          <text:p text:style-name="P16">It's not emotion vs. cognition but intuition vs. reasoning</text:p>
        </text:list-item>
        <text:list-item>
          <text:p text:style-name="P16">Intuition is the main cause of moral judgment, then reason follows that judgment to construct post-hoc justifications</text:p>
        </text:list-item>
        <text:list-item>
          <text:p text:style-name="P16">There is more to morality than harm and fairness</text:p>
        </text:list-item>
        <text:list-item>
          <text:p text:style-name="P16"><text:bookmark-start text:name="__DdeLink__2779_1479367727"/>“The moral domain is unusually narrow in WEIRD cultures, where it is largely limited to the ethic of autonomy (i.e., moral concerns about individuals harming, oppressing, or cheating other individuals). It is broader—including the ethics of community and divinity—in most other societies, and within religious and conservative moral matrices within WEIRD societies” <text:bookmark-start text:name="__DdeLink__10784_1880128590"/>(p. 111)<text:bookmark-end text:name="__DdeLink__10784_1880128590"/></text:p>
        </text:list-item>
        <text:list-item>
          <text:p text:style-name="P16">“Moral matrices bind people together and blind them to the coherence, or even existence, of other matrices. This makes it very difficult for people to consider the possibility that there might really be more than one form of moral truth, or more than one valid framework for judging people or running a society” (p. 111)<text:bookmark-end text:name="__DdeLink__2779_1479367727"/></text:p>
        </text:list-item>
        <text:list-item>
          <text:p text:style-name="P16"><text:bookmark-start text:name="__DdeLink__2781_1479367727"/>MFT: The best candidates for being the universal cognitive modules upon which cultures construct moral matrices<text:bookmark-end text:name="__DdeLink__2781_1479367727"/></text:p>
        </text:list-item>
        <text:list-item>
          <text:p text:style-name="P16">Moral foundations are innate</text:p>
          <text:list>
            <text:list-item>
              <text:p text:style-name="P16">Care/Harm</text:p>
              <text:list>
                <text:list-item>
                  <text:p text:style-name="P16">Suffering of your own vulnerable children is the original trigger for one of the key modules of Care</text:p>
                </text:list-item>
                <text:list-item>
                  <text:p text:style-name="P16">Meet the adaptive challenge of protecting and caring for children (attachment theory)</text:p>
                </text:list-item>
                <text:list-item>
                  <text:p text:style-name="P16">Makes us sensitive to signs of suffering, makes us want to care for those suffering and protect those who are being harmed</text:p>
                </text:list-item>
                <text:list-item>
                  <text:p text:style-name="P16">The moral matrix of liberals rests more heavily on the Care foundation than conservatives</text:p>
                </text:list-item>
              </text:list>
            </text:list-item>
            <text:list-item>
              <text:p text:style-name="P16">Fairness/Cheating</text:p>
              <text:list>
                <text:list-item>
                  <text:p text:style-name="P16">Human life is a series of opportunities for mutually beneficial cooperation without being exploited (hunters working together, co-workers covering each other's shifts)</text:p>
                </text:list-item>
                <text:list-item>
                  <text:p text:style-name="P16">Original triggers of Fairness are acts of cooperation or selfishness that people show towards us (reciprocal altruism)</text:p>
                </text:list-item>
                <text:list-item>
                  <text:p text:style-name="P16">Makes us trust fair people, makes us want to punish cheaters</text:p>
                </text:list-item>
                <text:list-item>
                  <text:p text:style-name="P16">Liberals see fairness as equality. Conservatives see it as proportionality – people should be rewarded in proportion to what they contribute (against redistribution). This goes for individuals as well as groups/communities</text:p>
                </text:list-item>
              </text:list>
            </text:list-item>
            <text:list-item>
              <text:p text:style-name="P16">Loyalty/Betrayal</text:p>
              <text:list>
                <text:list-item>
                  <text:p text:style-name="P16">Innate preparation for meeting the adaptive challenge of forming and maintaining cohesive coalitions</text:p>
                </text:list-item>
                <text:list-item>
                  <text:p text:style-name="P16">Who is a team player and who is a traitor</text:p>
                </text:list-item>
                <text:list-item>
                  <text:p text:style-name="P16">Makes us reward loyal people, makes us ostracize those who betray us</text:p>
                </text:list-item>
                <text:list-item>
                  <text:p text:style-name="P16">Liberals: Toward universalism, away from nationalism. Conservatives consider that treachery</text:p>
                </text:list-item>
              </text:list>
            </text:list-item>
            <text:list-item>
              <text:p text:style-name="P16">Authority/Subversion</text:p>
              <text:list>
                <text:list-item>
                  <text:p text:style-name="P16">Meet the adaptive challenge of forging beneficial relationships within social hierarchies – to rise in status while cultivating the protection of superiors and the allegiance of subordinates</text:p>
                </text:list-item>
                <text:list-item>
                  <text:p text:style-name="P16">Original triggers include patterns of appearance and behavior that indicate higher versus lower rank</text:p>
                </text:list-item>
                <text:list-item>
                  <text:p text:style-name="P16">Makes us sensitive to signs of rank, to signs that other people are not behaving according to their social position</text:p>
                </text:list-item>
                <text:list-item>
                  <text:p text:style-name="P16">Conservatives build a lot on Authority. Liberals often define themselves in part by opposition to hierarchy, inequality, power</text:p>
                </text:list-item>
              </text:list>
            </text:list-item>
            <text:list-item>
              <text:p text:style-name="P16">Sanctity/Degradation</text:p>
              <text:list>
                <text:list-item>
                  <text:p text:style-name="P16">Evolved to the broader challenge of living in a world of pathogens and parasites</text:p>
                </text:list-item>
                <text:list-item>
                  <text:p text:style-name="P16">Includes the behavioral immune system, which can make us wary of a diverse array of symbolic objects and threats</text:p>
                </text:list-item>
                <text:list-item>
                  <text:p text:style-name="P16">Makes it possible for people to invest objects with irrational and extreme values (positive and negative) which are important for binding groups together</text:p>
                </text:list-item>
                <text:list-item>
                  <text:p text:style-name="P16">The psychology of sacredness helps bind individuals into moral communities</text:p>
                </text:list-item>
                <text:list-item>
                  <text:p text:style-name="P16">Conservatives value sanctity (life, marriage), liberals don't</text:p>
                </text:list-item>
              </text:list>
            </text:list-item>
            <text:list-item>
              <text:p text:style-name="P16">Liberty/Oppression</text:p>
              <text:list>
                <text:list-item>
                  <text:p text:style-name="P16">Evolved in response to the adaptive challenge of living in small groups with individuals who would, if given the chance, dominate, bully, and constrain others (egalitarianism, anti-authoritarianism on the left; don't-tread-on-me, give-me-liberty on the right)</text:p>
                </text:list-item>
                <text:list-item>
                  <text:p text:style-name="P16">Both sides hate oppression. But for liberals, it's more about servicing underdogs, victims, powerless groups (equality, civil rights, human rights). Conservatives are more concerned about their groups than about others. Oppression is more to do with the government (regulations, nanny states, national sovereignty)</text:p>
                </text:list-item>
              </text:list>
            </text:list-item>
          </text:list>
        </text:list-item>
        <text:list-item>
          <text:p text:style-name="P16"><text:bookmark-start text:name="__DdeLink__2783_1479367727"/>Everyone cares about Care, Liberty, Fairness, but liberals and conservatives do so in different ways</text:p>
          <text:list>
            <text:list-item>
              <text:p text:style-name="P16">Liberals care more about Care, and they are more disturbed by signs of violence and suffering</text:p>
            </text:list-item>
            <text:list-item>
              <text:p text:style-name="P16">For Liberty, liberals are most concerned about the rights of vulnerable people (minorities, children, animals) and look to the government to defend these groups. Conservatives see Liberty as the right to be left alone (environment, workers' rights)</text:p>
            </text:list-item>
            <text:list-item>
              <text:p text:style-name="P16">Conservatives lean more heavily on Fairness in terms of proportionality (those who work hardest should be paid the most, you're not pulling your weight)</text:p>
            </text:list-item>
          </text:list>
        </text:list-item>
        <text:list-item>
          <text:p text:style-name="P16">For Loyalty, Authority, Sanctity, liberals are ambivalent and conservatives embrace them</text:p>
        </text:list-item>
        <text:list-item>
          <text:p text:style-name="P16">Overall, liberals have a three-foundation morality, conservatives use all six foundations<text:bookmark-end text:name="__DdeLink__2783_1479367727"/></text:p>
        </text:list-item>
        <text:list-item>
          <text:p text:style-name="P16"><text:bookmark-start text:name="__DdeLink__2785_1479367727"/>“What's the Matter with Kansas” said that Republicans have duped rural and working-class Americans into voting against their economic self-interest by voting Republican (since it's the Democrats who want to redistribute money more evenly). From the perspective of MFT, though, these people voted for their moral self-interest. They don't want the country to devote itself primarily to the care of victims and the pursuit of social justice</text:p>
        </text:list-item>
        <text:list-item>
          <text:p text:style-name="P16">“I do believe that you can understand most of moral psychology by viewing it as a form of enlightened self-interest” (p. 190)<text:bookmark-end text:name="__DdeLink__2785_1479367727"/></text:p>
        </text:list-item>
        <text:list-item>
          <text:p text:style-name="P16">Definition of morality: “Moral systems are interlocking sets of values, virtues, norms, practices, identities, institutions, technologies, and evolved psychological mechanisms that work together to suppress or regulate self-interest and make cooperative societies possible” (p. 271)</text:p>
        </text:list-item>
      </text:list>
      <text:p text:style-name="Standard"/>
      <text:p text:style-name="Standard"/>
      <text:p text:style-name="Standard">Hacker, Rehm, Schlesinger (2013)</text:p>
      <text:list xml:id="list4604717526523728441" text:style-name="L16">
        <text:list-item>
          <text:p text:style-name="P17">The role of personal economic experiences in the formation of policy attitudes</text:p>
        </text:list-item>
        <text:list-item>
          <text:p text:style-name="P17">Survey of Economic Risk Perceptions and Insecurity (SERPI) as part of ANES panel 2008-2009</text:p>
          <text:list>
            <text:list-item>
              <text:p text:style-name="P17">Risk perceptions, economic experiences and worries, protections against economic loss, attitudes towards existing and prospective economic policies</text:p>
            </text:list-item>
            <text:list-item>
              <text:p text:style-name="P17">Economic insecurity shapes policy attitudes in systematic and significant ways</text:p>
            </text:list-item>
            <text:list-item>
              <text:p text:style-name="P17">Economic worries influence citizens' policy attitudes (worries create greater support for risk-buffering economic policies)</text:p>
            </text:list-item>
            <text:list-item>
              <text:p text:style-name="P17">Economic worries (i.e. how concerned people are) provide an important bridge between experience and attitudes</text:p>
            </text:list-item>
            <text:list-item>
              <text:p text:style-name="P17">Economic insecurity: The psychologically mediated experience of inadequate protection against hardship-causing economic risks</text:p>
            </text:list-item>
            <text:list-item>
              <text:p text:style-name="P17">Economic security as defined in the survey for participants: “Your security in being able to keep your job, maintain your income, have health insurance coverage, and retire comfortably”</text:p>
            </text:list-item>
            <text:list-item>
              <text:p text:style-name="P17">“If you suddenly stopped getting your paychecks for some reason, about how long could you and your family get by before being in real financial trouble?”</text:p>
            </text:list-item>
          </text:list>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iberation Sans" svg:font-family="'Liberation Sans', Arial" style:font-family-generic="swiss"/>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6T12:01:00</meta:creation-date>
    <dc:title>Meins</dc:title>
    <meta:editing-duration>P31DT1H34M13S</meta:editing-duration>
    <meta:editing-cycles>50</meta:editing-cycles>
    <meta:generator>OpenOffice/4.1.7$Unix OpenOffice.org_project/417m1$Build-9800</meta:generator>
    <meta:initial-creator>Simon Heuberger</meta:initial-creator>
    <dc:date>2020-10-20T19:41:36</dc:date>
    <dc:creator>Simon Heuberger</dc:creator>
    <meta:document-statistic meta:table-count="0" meta:image-count="0" meta:object-count="0" meta:page-count="1" meta:paragraph-count="292" meta:word-count="6089" meta:character-count="39273"/>
    <meta:template xlink:type="simple" xlink:actuate="onRequest" xlink:title="Meins" xlink:href="../../Library/Application%20Support/OpenOffice/4/user/template/Meins1.ott" meta:date="2020-06-16T12:01:00"/>
  </office:meta>
</office:document-meta>
</file>